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F0000004E1BB7A9347135A5B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Roboto" svg:font-family="Roboto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color="#999999" fo:font-size="9pt" officeooo:rsid="00329e1e" officeooo:paragraph-rsid="00329e1e" style:font-size-asian="9pt" style:font-size-complex="9pt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style:font-name="Roboto" fo:font-size="6pt" fo:font-style="normal" style:text-underline-style="none" fo:font-weight="normal" officeooo:paragraph-rsid="001c018e" style:text-blinking="false" fo:background-color="transparent" style:font-size-asian="6pt" style:font-size-complex="6pt"/>
    </style:style>
    <style:style style:name="P3" style:family="paragraph" style:parent-style-name="Text_20_body">
      <style:text-properties fo:font-variant="normal" fo:text-transform="none" fo:color="#ec008c" style:text-line-through-style="none" style:text-line-through-type="none" style:font-name="Arial" fo:font-size="26pt" fo:font-style="normal" style:text-underline-style="none" fo:font-weight="normal" officeooo:paragraph-rsid="001c018e" style:text-blinking="false" fo:background-color="transparent"/>
    </style:style>
    <style:style style:name="P4" style:family="paragraph" style:parent-style-name="Heading_20_1">
      <style:paragraph-properties fo:margin-top="0.706cm" fo:margin-bottom="0.212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style:text-blinking="false" fo:background-color="transparent"/>
    </style:style>
    <style:style style:name="P5" style:family="paragraph" style:parent-style-name="Heading_20_2">
      <style:paragraph-properties fo:margin-top="0.635cm" fo:margin-bottom="0.212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6" style:family="paragraph" style:parent-style-name="Heading_20_2">
      <style:paragraph-properties fo:margin-top="0.635cm" fo:margin-bottom="0.212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officeooo:paragraph-rsid="002dce00" style:text-blinking="false" fo:background-color="transparent"/>
    </style:style>
    <style:style style:name="P7" style:family="paragraph" style:parent-style-name="Heading_20_2">
      <loext:graphic-properties draw:fill="none" draw:fill-color="#ffffff"/>
      <style:paragraph-properties fo:margin-top="0.635cm" fo:margin-bottom="0.212cm" loext:contextual-spacing="false" fo:line-height="138%" fo:text-align="start" style:justify-single-word="false" fo:background-color="transparent" fo:padding="0cm" fo:border="none" style:writing-mode="lr-tb"/>
      <style:text-properties officeooo:paragraph-rsid="00329e1e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dce00" style:text-blinking="false" fo:background-color="transparent"/>
    </style:style>
    <style:style style:name="P10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af331" style:text-blinking="false" fo:background-color="transparent"/>
    </style:style>
    <style:style style:name="P11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8" style:family="paragraph" style:parent-style-name="Text_20_body">
      <style:paragraph-properties fo:margin-top="0cm" fo:margin-bottom="0.564cm" loext:contextual-spacing="false" fo:line-height="138%" style:writing-mode="lr-tb"/>
      <style:text-properties officeooo:paragraph-rsid="003405b2"/>
    </style:style>
    <style:style style:name="P19" style:family="paragraph">
      <style:paragraph-properties fo:text-align="star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ce00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05b2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5e574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405b2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666666" style:text-line-through-style="none" style:text-line-through-type="none" style:font-name="Arial" fo:font-size="15pt" fo:font-style="normal" style:text-underline-style="none" fo:font-weight="normal" style:text-blinking="false" fo:background-color="transparent" loext:char-shading-value="0"/>
    </style:style>
    <style:style style:name="T13" style:family="text">
      <style:text-properties style:font-name="Arial1" fo:font-size="20pt" fo:font-weight="normal" style:font-size-asian="20pt" style:font-weight-asian="normal" style:font-size-complex="20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heck Box 1" form:control-implementation="ooo:com.sun.star.form.component.CheckBox" xml:id="control1" form:id="control1" form:label="PC adéquat (suivant prérequis fournis) pour installer Kofax Express et le scann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" form:id="control2" form:label="Firefox installé sur toutes les machines clientes qui vont utiliser iA.Doc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8" form:control-implementation="ooo:com.sun.star.form.component.CheckBox" xml:id="control3" form:id="control3" form:label="Repris d’iA.Delib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9" form:control-implementation="ooo:com.sun.star.form.component.CheckBox" xml:id="control4" form:id="control4" form:label="Connexion par ActiveDirectory (suivant bon de commande)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0" form:control-implementation="ooo:com.sun.star.form.component.CheckBox" xml:id="control5" form:id="control5" form:label="N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1" form:control-implementation="ooo:com.sun.star.form.component.CheckBox" xml:id="control6" form:id="control6" form:label="Oui (modèle d’import à demander à IMIO)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2" form:control-implementation="ooo:com.sun.star.form.component.CheckBox" xml:id="control7" form:id="control7" form:label="N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3" form:control-implementation="ooo:com.sun.star.form.component.CheckBox" xml:id="control8" form:id="control8" form:label="Centralisé (scan des courriers signés et envoi centralisé)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4" form:control-implementation="ooo:com.sun.star.form.component.CheckBox" xml:id="control9" form:id="control9" form:label="Décentralisé (scan des courriers signés mais envoi par les services)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5" form:control-implementation="ooo:com.sun.star.form.component.CheckBox" xml:id="control10" form:id="control10" form:label="Pas de scan des courriers signés 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6" form:control-implementation="ooo:com.sun.star.form.component.CheckBox" xml:id="control11" form:id="control11" form:label="Courrier entrant: N+1, N+... (précisez)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7" form:control-implementation="ooo:com.sun.star.form.component.CheckBox" xml:id="control12" form:id="control12" form:label="Courrier sortant: N+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8" form:control-implementation="ooo:com.sun.star.form.component.CheckBox" xml:id="control13" form:id="control13" form:label="Tâche: N+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9" form:control-implementation="ooo:com.sun.star.form.component.CheckBox" xml:id="control14" form:id="control14" form:label="Courrier entran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0" form:control-implementation="ooo:com.sun.star.form.component.CheckBox" xml:id="control15" form:id="control15" form:label="Courrier entrant et courrier sortan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6" form:id="control16" form:label="La suite bureautique LibreOffice dans sa version 6.4 installée sur toutes les machines clientes qui vont utiliser iA.Doc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5" form:control-implementation="ooo:com.sun.star.form.component.CheckBox" xml:id="control17" form:id="control17" form:label="La suite bureautique LibreOffice dans sa version 6.4 installée sur toutes les machines clientes qui vont utiliser iA.Doc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" form:control-implementation="ooo:com.sun.star.form.component.CheckBox" xml:id="control18" form:id="control18" form:label="Optionnel: Le module Grammalecte pour LibreOffice installé sur toutes les machines clientes qui vont utiliser iA.Doc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7" form:control-implementation="ooo:com.sun.star.form.component.CheckBox" xml:id="control19" form:id="control19" form:label="Accès au serveur smtp du client pour pouvoir envoyer des emails sortants (accès par utilisateur / mot de passe et restriction possible sur notre adresse IP)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20" form:id="control20" form:label="Canevas de l’administration pour modèle de base du courrier sortan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1.981cm" svg:y="0.268cm" svg:width="10.213cm" svg:height="1.244cm" draw:z-index="0">
        <draw:image xlink:href="Pictures/100002010000027F0000004E1BB7A9347135A5B3.png" xlink:type="simple" xlink:show="embed" xlink:actuate="onLoad" loext:mime-type="image/png"/>
      </draw:frame>
      <draw:frame draw:style-name="fr1" draw:name="Image2" text:anchor-type="page" text:anchor-page-number="2" svg:x="1.981cm" svg:y="0.268cm" svg:width="10.213cm" svg:height="1.244cm" draw:z-index="1">
        <draw:image xlink:href="Pictures/100002010000027F0000004E1BB7A9347135A5B3.png" xlink:type="simple" xlink:show="embed" xlink:actuate="onLoad" loext:mime-type="image/png"/>
      </draw:frame>
      <text:p text:style-name="P2"><text:bookmark text:name="docs-internal-guid-c47e1c56-7fff-9b42-b761-9a9959b3c696"/></text:p>
      <text:p text:style-name="P3"><text:bookmark text:name="docs-internal-guid-b357c70b-7fff-e502-1944-cedbaef42329"/>Mise en place de l’instance iA.Docs </text:p>
      <text:p text:style-name="P18"><text:span text:style-name="T12">Pré-requis et choix stratégiques<text:line-break/></text:span><text:span text:style-name="T13">Nous contacter<text:line-break/></text:span><text:a xlink:type="simple" xlink:href="https://support.imio.be/" text:style-name="Internet_20_link" text:visited-style-name="Visited_20_Internet_20_Link"><text:span text:style-name="T11">https://support.imio.be</text:span></text:a><text:span text:style-name="T10"> </text:span><text:span text:style-name="T1">: </text:span><text:span text:style-name="T3">T</text:span><text:span text:style-name="T1">icket<text:line-break/></text:span><text:a xlink:type="simple" xlink:href="mailto:support@imio.be" text:style-name="Internet_20_link" text:visited-style-name="Visited_20_Internet_20_Link"><text:span text:style-name="T11">support-docs@imio.be</text:span></text:a><text:span text:style-name="T10"> </text:span><text:span text:style-name="T1">: </text:span><text:span text:style-name="T3">E</text:span><text:span text:style-name="T1">mail<text:line-break/></text:span><text:a xlink:type="simple" xlink:href="https://docs.imio.be/imio-doc/ia.docs" text:style-name="Internet_20_link" text:visited-style-name="Visited_20_Internet_20_Link"><text:span text:style-name="T11">https://docs.imio.be/imio-doc/ia.docs</text:span></text:a><text:span text:style-name="T10"> </text:span><text:span text:style-name="T1">: </text:span><text:span text:style-name="T3">D</text:span><text:span text:style-name="T1">ocumentation </text:span><text:span text:style-name="T5">générale </text:span><text:span text:style-name="T1">iA.</text:span><text:span text:style-name="T5">D</text:span><text:span text:style-name="T1">ocs<text:line-break/></text:span><text:a xlink:type="simple" xlink:href="https://docs.imio.be/imio-doc/ia.docs/guides/index.html" text:style-name="Internet_20_link" text:visited-style-name="Visited_20_Internet_20_Link"><text:span text:style-name="T11">https://docs.imio.be/imio-doc/ia.docs/guides/index.html</text:span></text:a><text:span text:style-name="T10"> </text:span><text:span text:style-name="T1">: </text:span><text:span text:style-name="T3">P</text:span><text:span text:style-name="T1">artie vidéos</text:span><text:bookmark text:name="docs-internal-guid-a1fdf774-7fff-ef68-bf72-e093767133a9"/><text:span text:style-name="T1"><text:line-break/></text:span><text:a xlink:type="simple" xlink:href="https://docs.imio.be/imio-doc/ia.docs/mep/index.html" text:style-name="Internet_20_link" text:visited-style-name="Visited_20_Internet_20_Link"><text:span text:style-name="T11">https://docs.imio.be/imio-doc/ia.docs/mep/index.html</text:span></text:a><text:span text:style-name="T1"> : </text:span><text:span text:style-name="T7">E</text:span><text:span text:style-name="T6">tapes de mise en place</text:span><text:span text:style-name="T1"><text:line-break/></text:span><text:a xlink:type="simple" xlink:href="https://docs.imio.be/imio-doc/transversal/kofax/index.html" text:style-name="Internet_20_link" text:visited-style-name="Visited_20_Internet_20_Link"><text:span text:style-name="T11">https://docs.imio.be/imio-doc/transversal/kofax/index.html</text:span></text:a><text:span text:style-name="T10"> </text:span><text:span text:style-name="T1">: </text:span><text:span text:style-name="T3">D</text:span><text:span text:style-name="T1">ocumentation Kofax Express<text:line-break/></text:span><text:a xlink:type="simple" xlink:href="https://docs.imio.be/imio-doc/transversal/zopeedit/index.html" text:style-name="Internet_20_link" text:visited-style-name="Visited_20_Internet_20_Link"><text:span text:style-name="T11">https://docs.imio.be/imio-doc/transversal/zopeedit/index.html</text:span></text:a><text:span text:style-name="T10"> </text:span><text:span text:style-name="T1">: </text:span><text:span text:style-name="T3">D</text:span><text:span text:style-name="T1">ocumentation </text:span><text:span text:style-name="T3">Z</text:span><text:span text:style-name="T1">ope</text:span><text:span text:style-name="T3">E</text:span><text:span text:style-name="T1">dit<text:line-break/></text:span><text:span text:style-name="T9">Pré-requis installation<text:line-break/></text:span><text:span text:style-name="T8">Scanner</text:span></text:p>
      <text:list xml:id="list1553091553" text:style-name="L1">
        <text:list-header>
          <text:p text:style-name="P9"><draw:control text:anchor-type="as-char" svg:y="-0.333cm" draw:z-index="2" draw:name="Shape1" draw:style-name="gr1" draw:text-style-name="P19" svg:width="0.421cm" svg:height="0.373cm" draw:control="control1"/><text:s/>PC adéquat (suivant prérequis fournis) pour installer Kofax Express et le scanner</text:p>
        </text:list-header>
      </text:list>
      <text:h text:style-name="P6" text:outline-level="2">Entrant</text:h>
      <text:list xml:id="list3463399382" text:style-name="L2">
        <text:list-header>
          <text:p text:style-name="P10"><draw:control text:anchor-type="as-char" draw:z-index="3" draw:name="Shape2" draw:style-name="gr2" draw:text-style-name="P19" svg:width="0.394cm" svg:height="0.387cm" draw:control="control2"/><text:s/>Firefox installé sur toutes les machines clientes qui vont utiliser iA.Docs</text:p>
        </text:list-header>
      </text:list>
      <text:h text:style-name="P7" text:outline-level="2"><text:span text:style-name="T8">Sortant<text:line-break/><text:tab/></text:span><text:span text:style-name="T8"><draw:control text:anchor-type="as-char" svg:y="-0.325cm" draw:z-index="17" draw:name="Shape3" draw:style-name="gr1" draw:text-style-name="P19" svg:width="0.331cm" svg:height="0.401cm" draw:control="control16"/></text:span><text:span text:style-name="T8"> </text:span><text:span text:style-name="T2">La suite bureautique </text:span><text:a xlink:type="simple" xlink:href="https://fr.libreoffice.org/download/telecharger-libreoffice/" text:style-name="Internet_20_link" text:visited-style-name="Visited_20_Internet_20_Link"><text:span text:style-name="T1">LibreOffice</text:span></text:a><text:span text:style-name="T2"> dans sa version 6.4 installée sur toutes les machines <text:tab/>clientes qui vont utiliser iA.Docs<text:line-break/><text:tab/></text:span><text:span text:style-name="T2"><draw:control text:anchor-type="as-char" svg:y="-0.339cm" draw:z-index="18" draw:name="Shape3_0" draw:style-name="gr1" draw:text-style-name="P19" svg:width="0.331cm" svg:height="0.426cm" draw:control="control17"/></text:span><text:span text:style-name="T2"> Le module </text:span><text:a xlink:type="simple" xlink:href="https://static.imio.be/software/ZopeEdit.msi" text:style-name="Internet_20_link" text:visited-style-name="Visited_20_Internet_20_Link"><text:span text:style-name="T1">Zope Edit</text:span></text:a><text:span text:style-name="T2"> installé sur toutes les machines clientes qui vont utiliser <text:tab/>iA.Docs<text:line-break/><text:tab/></text:span><text:span text:style-name="T1"><draw:control text:anchor-type="as-char" svg:y="-0.437cm" draw:z-index="19" draw:name="Shape5_0" draw:style-name="gr1" draw:text-style-name="P19" svg:width="0.38cm" svg:height="0.585cm" draw:control="control18"/></text:span><text:span text:style-name="T1"> </text:span><text:span text:style-name="T2">Optionnel: Le module Grammalecte pour LibreOffice installé sur toutes les machines clientes qui vont utiliser iA.Docs<text:line-break/><text:tab/></text:span><text:span text:style-name="T1"><draw:control text:anchor-type="as-char" svg:y="-0.385cm" draw:z-index="20" draw:name="Shape7" draw:style-name="gr1" draw:text-style-name="P19" svg:width="0.368cm" svg:height="0.521cm" draw:control="control19"/></text:span><text:span text:style-name="T1"> Accès au serveur smtp du client pour pouvoir envoyer des emails sortants (accès par utilisateur / mot de passe et restriction possible sur notre adresse IP)<text:line-break/><text:tab/></text:span><text:span text:style-name="T1"><draw:control text:anchor-type="as-char" svg:y="-0.439cm" draw:z-index="21" draw:name="Shape6" draw:style-name="gr1" draw:text-style-name="P19" svg:width="0.38cm" svg:height="0.597cm" draw:control="control20"/></text:span><text:span text:style-name="T1"> Canevas de l’administration pour modèle de base du courrier sortant<text:line-break/></text:span><text:span text:style-name="T9">Liste des référents/administrateurs internes</text:span></text:h>
      <text:list xml:id="list3545512528" text:style-name="L3">
        <text:list-item>
          <text:p text:style-name="P17">…</text:p>
        </text:list-item>
        <text:list-item>
          <text:p text:style-name="P11">...</text:p>
        </text:list-item>
      </text:list>
      <text:h text:style-name="P4" text:outline-level="1"><text:soft-page-break/>Configuration</text:h>
      <text:h text:style-name="P5" text:outline-level="2">Importation des utilisateurs</text:h>
      <text:list xml:id="list843787021" text:style-name="L4">
        <text:list-header>
          <text:p text:style-name="P12"><draw:control text:anchor-type="as-char" draw:z-index="4" draw:name="Shape8" draw:style-name="gr2" draw:text-style-name="P19" svg:width="0.354cm" svg:height="0.53cm" draw:control="control3"/><text:s/>Repris d’iA.Delib</text:p>
          <text:p text:style-name="P12"><draw:control text:anchor-type="as-char" draw:z-index="5" draw:name="Shape9" draw:style-name="gr2" draw:text-style-name="P19" svg:width="0.327cm" svg:height="0.426cm" draw:control="control4"/><text:s/>Connexion par ActiveDirectory (suivant bon de commande)</text:p>
          <text:p text:style-name="P12"><draw:control text:anchor-type="as-char" draw:z-index="6" draw:name="Shape10" draw:style-name="gr2" draw:text-style-name="P19" svg:width="0.288cm" svg:height="0.445cm" draw:control="control5"/><text:s/>Non</text:p>
        </text:list-header>
      </text:list>
      <text:h text:style-name="P5" text:outline-level="2">Importation des contacts</text:h>
      <text:list xml:id="list463537401" text:style-name="L5">
        <text:list-header>
          <text:p text:style-name="P13"><draw:control text:anchor-type="as-char" draw:z-index="7" draw:name="Shape11" draw:style-name="gr2" draw:text-style-name="P19" svg:width="12.898cm" svg:height="0.412cm" draw:control="control6"/></text:p>
          <text:p text:style-name="P13"><draw:control text:anchor-type="as-char" draw:z-index="8" draw:name="Shape12" draw:style-name="gr2" draw:text-style-name="P19" svg:width="8.826cm" svg:height="0.821cm" draw:control="control7"/></text:p>
        </text:list-header>
      </text:list>
      <text:h text:style-name="P5" text:outline-level="2">Gestion du courrier sortant</text:h>
      <text:p text:style-name="P8">Voir documentation<text:line-break/></text:p>
      <text:list xml:id="list2337821469" text:style-name="L6">
        <text:list-header>
          <text:p text:style-name="P14"><draw:control text:anchor-type="as-char" draw:z-index="9" draw:name="Shape13" draw:style-name="gr2" draw:text-style-name="P19" svg:width="13.8cm" svg:height="0.65cm" draw:control="control8"/></text:p>
          <text:p text:style-name="P14"><draw:control text:anchor-type="as-char" draw:z-index="10" draw:name="Shape14" draw:style-name="gr2" draw:text-style-name="P19" svg:width="13.72cm" svg:height="0.662cm" draw:control="control9"/></text:p>
          <text:p text:style-name="P14"><draw:control text:anchor-type="as-char" draw:z-index="11" draw:name="Shape15" draw:style-name="gr2" draw:text-style-name="P19" svg:width="12.636cm" svg:height="0.795cm" draw:control="control10"/></text:p>
        </text:list-header>
      </text:list>
      <text:h text:style-name="P5" text:outline-level="2">Ajouter des validations</text:h>
      <text:list xml:id="list2416491811" text:style-name="L7">
        <text:list-header>
          <text:p text:style-name="P15"><draw:control text:anchor-type="as-char" draw:z-index="12" draw:name="Shape16" draw:style-name="gr2" draw:text-style-name="P19" svg:width="12.965cm" svg:height="0.662cm" draw:control="control11"/></text:p>
          <text:p text:style-name="P15"><draw:control text:anchor-type="as-char" draw:z-index="13" draw:name="Shape17" draw:style-name="gr2" draw:text-style-name="P19" svg:width="9.168cm" svg:height="0.516cm" draw:control="control12"/></text:p>
          <text:p text:style-name="P15"><draw:control text:anchor-type="as-char" draw:z-index="14" draw:name="Shape18" draw:style-name="gr2" draw:text-style-name="P19" svg:width="9.182cm" svg:height="0.503cm" draw:control="control13"/></text:p>
        </text:list-header>
      </text:list>
      <text:h text:style-name="P5" text:outline-level="2">Démarrage de l’application</text:h>
      <text:list xml:id="list1729691243" text:style-name="L8">
        <text:list-header>
          <text:p text:style-name="P16"><draw:control text:anchor-type="as-char" draw:z-index="15" draw:name="Shape19" draw:style-name="gr2" draw:text-style-name="P19" svg:width="7.621cm" svg:height="0.542cm" draw:control="control14"/></text:p>
          <text:p text:style-name="P16"><draw:control text:anchor-type="as-char" draw:z-index="16" draw:name="Shape20" draw:style-name="gr2" draw:text-style-name="P19" svg:width="15.488cm" svg:height="0.662cm" draw:control="control15"/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Roboto" svg:font-family="Roboto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999999" fo:font-size="9pt" officeooo:rsid="00329e1e" officeooo:paragraph-rsid="00329e1e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ue Léon Morel, 1<text:line-break/>5032, Isne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2T08:48:34.386530779</meta:creation-date>
    <meta:editing-duration>PT43M10S</meta:editing-duration>
    <meta:editing-cycles>16</meta:editing-cycles>
    <meta:generator>LibreOffice/6.4.7.2$Linux_X86_64 LibreOffice_project/40$Build-2</meta:generator>
    <dc:date>2021-06-03T13:48:57.469764051</dc:date>
    <meta:document-statistic meta:table-count="0" meta:image-count="2" meta:object-count="0" meta:page-count="2" meta:paragraph-count="29" meta:word-count="213" meta:character-count="1645" meta:non-whitespace-character-count="1449"/>
  </office:meta>
</office:document-meta>
</file>